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40000028ABFBB6282.png"/>
  <manifest:file-entry manifest:media-type="image/jpeg" manifest:full-path="Pictures/100000000000040000000280E0D2154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fo:min-height="13.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2.925cm"/>
    </style:style>
    <style:style style:name="pr6" style:family="presentation" style:parent-style-name="Default-notes">
      <style:graphic-properties draw:fill-color="#ffffff" fo:min-height="12.322cm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anim:par presentation:node-type="timing-root">
          <anim:par smil:begin="id1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draw:id="id2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Welcome to the Pyramid Tutorial</text:p>
          </draw:text-box>
        </draw:frame>
        <draw:frame presentation:style-name="pr3" draw:layer="layout" svg:width="25.199cm" svg:height="13.86cm" svg:x="1.4cm" svg:y="5.715cm" presentation:class="outline">
          <draw:text-box>
            <text:p>Thanks for being here. Today we'll:</text:p>
            <text:list text:style-name="L2">
              <text:list-item>
                <text:list>
                  <text:list-item>
                    <text:p>Quickly go over some administrative stuff.</text:p>
                  </text:list-item>
                  <text:list-item>
                    <text:p>Briefly introduce the tutorial.</text:p>
                  </text:list-item>
                  <text:list-item>
                    <text:p>Learn about Pyramid.</text:p>
                  </text:list-item>
                  <text:list-item>
                    <text:p>Write a simple application.</text:p>
                  </text:list-item>
                  <text:list-item>
                    <text:p>Improve our application in stages.</text:p>
                  </text:list-item>
                  <text:list-item>
                    <text:p>Get answers to some Pyramid questions.</text:p>
                  </text:list-item>
                  <text:list-item>
                    <text:p>Hopefully, have some fun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draw:id="id3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Administrative notes</text:p>
          </draw:text-box>
        </draw:frame>
        <draw:frame presentation:style-name="pr3" draw:layer="layout" svg:width="25.199cm" svg:height="13.86cm" svg:x="1.4cm" svg:y="5.715cm" presentation:class="outline">
          <draw:text-box>
            <text:list text:style-name="L2">
              <text:list-item>
                <text:p>Were you able to install Pyramid?</text:p>
              </text:list-item>
              <text:list-item>
                <text:p>If not, grab a CD, install and pass it on.</text:p>
              </text:list-item>
              <text:list-item>
                <text:p>Anyway, all the code is at:<text:line-break/><text:line-break/> <text:a xlink:href="https://github.com/cguardia/Pyramid-Tutorial">https://github.com/cguardia/Pyramid-Tutorial</text:a></text:p>
                <text:p/>
              </text:list-item>
              <text:list-item>
                <text:p>Tutorial survey.</text:p>
              </text:list-item>
              <text:list-item>
                <text:p>Pyramid book winners.</text:p>
              </text:list-item>
              <text:list-item>
                <text:p>Tutorial structure.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draw:id="id4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Tutorial Outline</text:p>
          </draw:text-box>
        </draw:frame>
        <draw:frame presentation:style-name="pr3" draw:layer="layout" svg:width="25.199cm" svg:height="13.86cm" svg:x="1.4cm" svg:y="5.715cm" presentation:class="outline">
          <draw:text-box>
            <text:list text:style-name="L2">
              <text:list-item>
                <text:p>The goal is to write a simple but complete Pyramid application and leave you with a base to start your own projects.</text:p>
              </text:list-item>
              <text:list-item>
                <text:p>We'll have four stages, where we'll first learn a few Pyramid concepts, then start looking at the code for that stage.</text:p>
              </text:list-item>
              <text:list-item>
                <text:p>Throughout the tutorial, I will answer any questions that may come up.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draw:id="id5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Who is the Teacher?</text:p>
          </draw:text-box>
        </draw:frame>
        <draw:frame presentation:style-name="pr3" draw:layer="layout" svg:width="25.199cm" svg:height="13.86cm" svg:x="1.4cm" svg:y="5.715cm" presentation:class="outline">
          <draw:text-box>
            <text:list text:style-name="L2">
              <text:list-item>
                <text:p>My name is Carlos de la Guardia.</text:p>
              </text:list-item>
              <text:list-item>
                <text:p>I live in Mexico, but work for Boston based web development consulting firm Jazkarta.</text:p>
              </text:list-item>
              <text:list-item>
                <text:p>I've been doing web stuff since 1994.</text:p>
              </text:list-item>
              <text:list-item>
                <text:p>I'm a Pyramid contributor since the days of repoze.bfg (that means 2008 or so).</text:p>
              </text:list-item>
              <text:list-item>
                <text:p>I love Pyramid so much that I was willing to leave the side of my lovely three children and beautiful wife for a couple of days just to teach you about it.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draw:id="id6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What you bring to the table</text:p>
          </draw:text-box>
        </draw:frame>
        <draw:frame presentation:style-name="pr3" draw:layer="layout" svg:width="25.199cm" svg:height="13.86cm" svg:x="1.4cm" svg:y="5.715cm" presentation:class="outline">
          <draw:text-box>
            <text:list text:style-name="L2">
              <text:list-item>
                <text:p>Familiarity with web development. General knowledge of how a web application works, some exposure to HTML, CSS and Javascript.</text:p>
              </text:list-item>
              <text:list-item>
                <text:p>At least some familiarity with Python. We'll not do anything complex here, but you should be able to look at some code and have some idea what's going on.</text:p>
              </text:list-item>
              <text:list-item>
                <text:p>Real interest in writing a real web application sometime.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draw:id="id7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The Pylons Project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The aim of the project is to develop a related set of web technologies</text:p>
              </text:list-item>
              <text:list-item>
                <text:p>It's an umbrella name, similar to how the Apache name is used today</text:p>
              </text:list-item>
              <text:list-item>
                <text:p>Pylons 1 is a stable and maintained web framework, but no further enhancements to it will be done.</text:p>
              </text:list-item>
              <text:list-item>
                <text:p>Pyramid is the current and future embodiment of Pylons-Style web development</text:p>
              </text:list-item>
              <text:list-item>
                <text:p>There will be other projects under this umbrella, like TurboGears.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draw:id="id8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What is Pyramid?</text:p>
          </draw:text-box>
        </draw:frame>
        <draw:frame presentation:style-name="pr4" draw:layer="layout" svg:width="25.199cm" svg:height="13.86cm" svg:x="1.4cm" svg:y="5.715cm" presentation:class="outline">
          <draw:text-box>
            <text:p>A Python web application development framework that features:</text:p>
            <text:list text:style-name="L2">
              <text:list-item>
                <text:p>Simplicity</text:p>
              </text:list-item>
              <text:list-item>
                <text:p>Minimalism</text:p>
              </text:list-item>
              <text:list-item>
                <text:p>Documentation</text:p>
              </text:list-item>
              <text:list-item>
                <text:p>Openness</text:p>
              </text:list-item>
              <text:list-item>
                <text:p>Speed</text:p>
              </text:list-item>
              <text:list-item>
                <text:p>Reliability</text:p>
              </text:list-item>
            </text:list>
            <text:p>Pyramid is primarily inspired by Django, Zope and Pylons.</text:p>
            <text:list text:continue-numbering="true" text:style-name="L2">
              <text:list-header>
                <text:p/>
              </text:list-header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draw:id="id9">
        <office:forms form:automatic-focus="false" form:apply-design-mode="false"/>
        <draw:frame presentation:style-name="pr5" draw:layer="layout" svg:width="25.905cm" svg:height="2.925cm" svg:x="1.4cm" svg:y="2.029cm" presentation:class="title" presentation:user-transformed="true">
          <draw:text-box>
            <text:p><text:span text:style-name="T1">Where is Pyramid and where is it going?</text:span></text:p>
          </draw:text-box>
        </draw:frame>
        <draw:frame presentation:style-name="pr3" draw:layer="layout" svg:width="25.199cm" svg:height="13.86cm" svg:x="1.4cm" svg:y="5.715cm" presentation:class="outline">
          <draw:text-box>
            <text:list text:style-name="L2">
              <text:list-item>
                <text:p>Version 1.1 was released just days ago.</text:p>
              </text:list-item>
              <text:list-item>
                <text:p>New features include better support for scripting, caching and testing tools.</text:p>
              </text:list-item>
              <text:list-item>
                <text:p>Supports Python versions 2.5 to 2.7.</text:p>
              </text:list-item>
              <text:list-item>
                <text:p>Python 3 support is being worked on.</text:p>
              </text:list-item>
              <text:list-item>
                <text:p>We keep adding new documentation in the form of how-to's and tutorials.</text:p>
              </text:list-item>
              <text:list-item>
                <text:p>Many people have begun contributing Pyramid add-ons and applications.</text:p>
              </text:list-item>
            </text:list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draw:id="id10">
        <office:forms form:automatic-focus="false" form:apply-design-mode="false"/>
        <draw:frame presentation:style-name="pr5" draw:layer="layout" svg:width="25.905cm" svg:height="2.925cm" svg:x="1.4cm" svg:y="2.03cm" presentation:class="title">
          <draw:text-box>
            <text:p>Is Pyramid for me?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Like all web frameworks, Pyramid is better suited for some uses cases than others:</text:p>
                <text:list>
                  <text:list-item>
                    <text:p>If you want more flexibility than 'rails'.</text:p>
                  </text:list-item>
                  <text:list-item>
                    <text:p>If you like to have control of all the parts of your application.</text:p>
                  </text:list-item>
                  <text:list-item>
                    <text:p>If you need a truly pluggable framework.</text:p>
                  </text:list-item>
                  <text:list-item>
                    <text:p>if you enjoy 'doing it yourself' when you need something special.</text:p>
                  </text:list-item>
                  <text:list-item>
                    <text:p>Certainly it's a great option if you want to use Python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draw:id="id11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Stage 0 – Installing Pyramid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Pyramid runs on Linux, Mac OSX, Windows, PyPy, Google App engine.</text:p>
              </text:list-item>
              <text:list-item>
                <text:p>The installation procedure is very similar in the three major OS versions.</text:p>
              </text:list-item>
              <text:list-item>
                <text:p>Pyramid best practice suggests the use of virtualenv for development.</text:p>
              </text:list-item>
              <text:list-item>
                <text:p>A “real” development environment is required, which in linux meand C compiler and in Mac OSX means Xcode. On Windows you will require the Python for Windows Extensions</text:p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draw:id="id12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Pyramid starting points</text:p>
          </draw:text-box>
        </draw:frame>
        <draw:frame presentation:style-name="pr4" draw:layer="layout" svg:width="25.199cm" svg:height="13.86cm" svg:x="1.4cm" svg:y="5.715cm" presentation:class="outline">
          <draw:text-box>
            <text:p>Pyramid includes several 'scaffolds' that help you get started quickly:</text:p>
            <text:list text:style-name="L2">
              <text:list-item>
                <text:p>pyramid_starter </text:p>
              </text:list-item>
              <text:list-item>
                <text:p>pyramid_zodb</text:p>
              </text:list-item>
              <text:list-item>
                <text:p>pyramid_routesalchemy</text:p>
              </text:list-item>
              <text:list-item>
                <text:p>pyramid_alchemy</text:p>
              </text:list-item>
            </text:list>
            <text:p>In addition there are some third party scaffolds available. In particular Akhet might be useful for Pylons legacy users.</text:p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draw:id="id13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More about the scaffolds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They are independent, but share a common structure.</text:p>
              </text:list-item>
              <text:list-item>
                <text:p>It's a good idea to try to keep that structure when developing using a scaffold.</text:p>
              </text:list-item>
              <text:list-item>
                <text:p>They include development and production configurations.</text:p>
              </text:list-item>
              <text:list-item>
                <text:p>They all use paster as a WSGI server.</text:p>
              </text:list-item>
            </text:list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draw:id="id14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Typical Pyramid project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Many of us started with Zope years ago and thus use the features that are geared towards that kind of development</text:p>
              </text:list-item>
              <text:list-item>
                <text:p>Most new users will not start there.</text:p>
              </text:list-item>
              <text:list-item>
                <text:p>A typical project might use routes and a relational database. We recommend but do not enforce using SQLAlchemy.</text:p>
              </text:list-item>
              <text:list-item>
                <text:p>There are two templating languages. Most documentation uses ZPT, but you can use Make out of the box as well. There are also third paty bindings.</text:p>
              </text:list-item>
            </text:list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draw:id="id15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The routesalchemy scaffold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Uses SQLAlchemy</text:p>
              </text:list-item>
              <text:list-item>
                <text:p>Uses a transaction manager</text:p>
              </text:list-item>
              <text:list-item>
                <text:p>Uses routes (URL dispatch)</text:p>
              </text:list-item>
              <text:list-item>
                <text:p>Uses ZPT</text:p>
              </text:list-item>
              <text:list-item>
                <text:p>Let's take a look at the code.</text:p>
              </text:list-item>
            </text:list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draw:id="id16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What Pyramid does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Pyramid has a main method which is run by the calling WSGI infrastructure. In this case Paster.</text:p>
              </text:list-item>
              <text:list-item>
                <text:p>This method creates a configuration object to hold Pyramid's routing and view configuration.</text:p>
              </text:list-item>
              <text:list-item>
                <text:p>Then a WSGI application is created, which is a router that uses the configuration to decide how to handle request.</text:p>
              </text:list-item>
              <text:list-item>
                <text:p>Pyramid also offers sessions, authorization, authentication and templating. </text:p>
              </text:list-item>
            </text:list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draw:id="id17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URL Dispatch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A route consists basically of a name and a pattern, with some possible additional predicates.</text:p>
              </text:list-item>
              <text:list-item>
                <text:p>When the user visits our application in a browser, the PATH_INFO part of the URL is used to decide which of the application's routes apply.</text:p>
              </text:list-item>
              <text:list-item>
                <text:p>The pattern syntax allows URL parameters, which are passed on a matchdict variable when a route matches.</text:p>
              </text:list-item>
              <text:list-item>
                <text:p>Order is important when declaring routes.</text:p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draw:id="id18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Views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A view is a callable, be it a function or class, that accepts a requests and returns a response.</text:p>
              </text:list-item>
              <text:list-item>
                <text:p>Views are registered at application start up.</text:p>
              </text:list-item>
              <text:list-item>
                <text:p>A particular view can be associated with a route and is called when the route matches and passed any parameters that it has.</text:p>
              </text:list-item>
              <text:list-item>
                <text:p>Views can be registered also for exceptions, allowing us to customize responses.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 draw:id="id19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View configuration parameters</text:p>
          </draw:text-box>
        </draw:frame>
        <draw:frame presentation:style-name="pr4" draw:layer="layout" svg:width="12.296cm" svg:height="13.86cm" svg:x="1.4cm" svg:y="5.715cm" presentation:class="outline">
          <draw:text-box>
            <text:list text:style-name="L2">
              <text:list-item>
                <text:p>Name</text:p>
              </text:list-item>
              <text:list-item>
                <text:p>Context</text:p>
              </text:list-item>
              <text:list-item>
                <text:p>route_name</text:p>
              </text:list-item>
              <text:list-item>
                <text:p>Request type</text:p>
              </text:list-item>
              <text:list-item>
                <text:p>Request method</text:p>
              </text:list-item>
              <text:list-item>
                <text:p>Request parameter</text:p>
              </text:list-item>
            </text:list>
          </draw:text-box>
        </draw:frame>
        <draw:frame presentation:style-name="pr4" draw:layer="layout" svg:width="12.296cm" svg:height="13.86cm" svg:x="14.311cm" svg:y="5.715cm" presentation:class="outline">
          <draw:text-box>
            <text:list text:style-name="L2">
              <text:list-item>
                <text:p>Container</text:p>
              </text:list-item>
              <text:list-item>
                <text:p>Xhr</text:p>
              </text:list-item>
              <text:list-item>
                <text:p>Accept</text:p>
              </text:list-item>
              <text:list-item>
                <text:p>Header</text:p>
              </text:list-item>
              <text:list-item>
                <text:p>Path info</text:p>
              </text:list-item>
              <text:list-item>
                <text:p>custom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draw:id="id20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Renderers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Pyramid offers renderers that allow the user to automatically return one type of response without having to construct it.</text:p>
              </text:list-item>
              <text:list-item>
                <text:p>There are renderers for:</text:p>
                <text:list>
                  <text:list-item>
                    <text:p>String</text:p>
                  </text:list-item>
                  <text:list-item>
                    <text:p>Json</text:p>
                  </text:list-item>
                  <text:list-item>
                    <text:p>Jsonp</text:p>
                  </text:list-item>
                  <text:list-item>
                    <text:p>Templates</text:p>
                  </text:list-item>
                </text:list>
              </text:list-item>
              <text:list-item>
                <text:p>To use them just configure one and return a dict with the parameters to pass to it.</text:p>
              </text:list-item>
              <text:list-item>
                <text:p>It's easy to create custom renderers if needed.</text:p>
              </text:list-item>
              <text:list-item>
                <text:p>You can still alter the response by using request.response to set headers.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draw:id="id21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Static views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A static view allows the application to access static resources.</text:p>
              </text:list-item>
              <text:list-item>
                <text:p>A static resource is any file that's not Python code.</text:p>
              </text:list-item>
              <text:list-item>
                <text:p>The name of the static view represents a URL path to get the resources.</text:p>
              </text:list-item>
              <text:list-item>
                <text:p>Static resources can be overridden from other packages.</text:p>
                <text:p/>
              </text:list-item>
            </text:list>
          </draw:text-box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draw:id="id22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Let's look at more code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Our application is a twitter clone.</text:p>
              </text:list-item>
              <text:list-item>
                <text:p>At this point it has a single route.</text:p>
              </text:list-item>
              <text:list-item>
                <text:p>It has two views which use the same route.</text:p>
              </text:list-item>
              <text:list-item>
                <text:p>The view predicates are the difference.</text:p>
              </text:list-item>
              <text:list-item>
                <text:p>Note the use of renderers.</text:p>
              </text:list-item>
              <text:list-item>
                <text:p>We also have a static view.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draw:id="id23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Security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Pyramid provides a declarative authorization system that allows us to set permissions to views.</text:p>
              </text:list-item>
              <text:list-item>
                <text:p>It also provides a simple authentication policy to handle custom logins.</text:p>
              </text:list-item>
              <text:list-item>
                <text:p>The next stage of our sample application adds such a system to our Birdie app.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draw:id="id24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Declarative configuration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The configuration for the views up to stage 2 of the sample app is done using a style of configuration that requires all views to be defined one after the other.</text:p>
              </text:list-item>
              <text:list-item>
                <text:p>Pyramid also offers another configuration mode which allows us to have the view defined right beside the code it uses.</text:p>
              </text:list-item>
              <text:list-item>
                <text:p>For larger systems, this might be a better strategy.</text:p>
                <text:p/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draw:id="id25">
        <office:forms form:automatic-focus="false" form:apply-design-mode="false"/>
        <draw:frame presentation:style-name="pr5" draw:layer="layout" svg:width="25.905cm" svg:height="2.925cm" svg:x="1.4cm" svg:y="2.03cm" presentation:class="title" presentation:user-transformed="true">
          <draw:text-box>
            <text:p>keeping configuration under control</text:p>
          </draw:text-box>
        </draw:frame>
        <draw:frame presentation:style-name="pr4" draw:layer="layout" svg:width="25.199cm" svg:height="13.86cm" svg:x="1.4cm" svg:y="5.715cm" presentation:class="outline" presentation:user-transformed="true">
          <draw:text-box>
            <text:list text:style-name="L2">
              <text:list-item>
                <text:p>Get a list of all defined routes:<text:line-break/>bin/paster proutes development.ini</text:p>
              </text:list-item>
              <text:list-item>
                <text:p>Get a list of probable views for a given URL:<text:line-break/>bin/paster pviews development.ini /join</text:p>
              </text:list-item>
              <text:list-item>
                <text:p>Get a shell with the Pyramid configuration:<text:line-break/>bin/paster pshell development.ini</text:p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draw:id="id26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Our sample app is done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If we take a look at the code, the mode of configuration is now different.</text:p>
              </text:list-item>
              <text:list-item>
                <text:p>All the views defined one after the other is known as imperative configuration.</text:p>
              </text:list-item>
              <text:list-item>
                <text:p>The other system is known as declarative configuration.</text:p>
              </text:list-item>
              <text:list-item>
                <text:p>Note that the decorators that Pyramid uses for views do not have side effects at import time, so it's necessary to use the scan function.</text:p>
              </text:list-item>
            </text:list>
          </draw:text-box>
        </draw:frame>
        <anim:par presentation:node-type="timing-root">
          <anim:par smil:begin="id2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draw:id="id27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There's more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But there's no time.</text:p>
              </text:list-item>
              <text:list-item>
                <text:p>Some important topics we didn't cover:</text:p>
                <text:list>
                  <text:list-item>
                    <text:p>Traversal</text:p>
                  </text:list-item>
                  <text:list-item>
                    <text:p>Events</text:p>
                  </text:list-item>
                  <text:list-item>
                    <text:p>Sessions</text:p>
                  </text:list-item>
                  <text:list-item>
                    <text:p>Scripting</text:p>
                  </text:list-item>
                  <text:list-item>
                    <text:p>Hooks</text:p>
                  </text:list-item>
                  <text:list-item>
                    <text:p>Deployment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draw:id="id28">
        <office:forms form:automatic-focus="false" form:apply-design-mode="false"/>
        <draw:frame presentation:style-name="pr5" draw:layer="layout" svg:width="25.905cm" svg:height="2.925cm" svg:x="1.4cm" svg:y="2.03cm" presentation:class="title">
          <draw:text-box>
            <text:p>Traversal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Traversal is a resource finding mechanism that is very useful when you have 'contentish' objects.</text:p>
              </text:list-item>
              <text:list-item>
                <text:p>It's conceptually similar to navigating a filesystem tree.</text:p>
              </text:list-item>
              <text:list-item>
                <text:p>It's also very useful when you need row level security (different permissions per content object).</text:p>
              </text:list-item>
              <text:list-item>
                <text:p>Instead of looking views using routes, we traverse to a content object and then pick one of its views.</text:p>
              </text:list-item>
            </text:list>
          </draw:text-box>
        </draw:frame>
        <anim:par presentation:node-type="timing-root">
          <anim:par smil:begin="id2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draw:id="id29">
        <office:forms form:automatic-focus="false" form:apply-design-mode="false"/>
        <draw:frame presentation:style-name="pr5" draw:layer="layout" svg:width="25.905cm" svg:height="2.925cm" svg:x="1.4cm" svg:y="2.03cm" presentation:class="title">
          <draw:text-box>
            <text:p>Events</text:p>
          </draw:text-box>
        </draw:frame>
        <draw:frame presentation:style-name="pr4" draw:layer="layout" svg:width="25.199cm" svg:height="13.86cm" svg:x="1.4cm" svg:y="5.715cm" presentation:class="outline" presentation:user-transformed="true">
          <draw:text-box>
            <text:list text:style-name="L2">
              <text:list-item>
                <text:p>Pyramid allows us to subscribe to important events in the application lifecycle.</text:p>
              </text:list-item>
              <text:list-item>
                <text:p>Most importantly, we can be notified when the request is created and when the response is prepared.</text:p>
              </text:list-item>
              <text:list-item>
                <text:p>We can have our callbacks execute before these events.</text:p>
              </text:list-item>
            </text:list>
          </draw:text-box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draw:id="id30">
        <office:forms form:automatic-focus="false" form:apply-design-mode="false"/>
        <draw:frame presentation:style-name="pr5" draw:layer="layout" svg:width="25.905cm" svg:height="2.925cm" svg:x="1.4cm" svg:y="2.03cm" presentation:class="title">
          <draw:text-box>
            <text:p>Really ran out of time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Everything is documented, so you can go and check the docs today.</text:p>
              </text:list-item>
              <text:list-item>
                <text:p>We also have one of the most friendly live support channels on IRC. Please visit.</text:p>
              </text:list-item>
              <text:list-item>
                <text:p>More information at:<text:line-break/><text:line-break/><text:a xlink:href="http://www.pylonsproject.org/">http://www.pylonsproject.org</text:a><text:line-break/></text:p>
              </text:list-item>
            </text:list>
          </draw:text-box>
        </draw:frame>
        <anim:par presentation:node-type="timing-root">
          <anim:par smil:begin="id30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draw:id="id31">
        <office:forms form:automatic-focus="false" form:apply-design-mode="false"/>
        <draw:frame presentation:style-name="pr2" draw:layer="layout" svg:width="25.905cm" svg:height="3.176cm" svg:x="1.4cm" svg:y="1.905cm" presentation:class="title">
          <draw:text-box>
            <text:p>Thanks a lot</text:p>
          </draw:text-box>
        </draw:frame>
        <draw:frame presentation:style-name="pr4" draw:layer="layout" svg:width="25.199cm" svg:height="13.86cm" svg:x="1.4cm" svg:y="5.715cm" presentation:class="outline">
          <draw:text-box>
            <text:list text:style-name="L2">
              <text:list-item>
                <text:p>Please fill the survey at:</text:p>
              </text:list-item>
            </text:list>
            <text:p><text:line-break/><text:a xlink:href="http://pyramid.delaguardia.mx/">Http://pyramid.delaguardia.mx</text:a><text:line-break/></text:p>
            <text:list text:continue-numbering="true" text:style-name="L2">
              <text:list-item>
                <text:p>I'm <text:a xlink:href="mailto:cguardia@yahoo.com">cguardia@yahoo.com</text:a></text:p>
              </text:list-item>
              <text:list-item>
                <text:p>Find us in IRC, channel #pyramid</text:p>
              </text:list-item>
            </text:list>
          </draw:text-box>
        </draw:frame>
        <anim:par presentation:node-type="timing-root">
          <anim:par smil:begin="id31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40000000280E0D21545.jpg" xlink:type="simple" xlink:show="embed" xlink:actuate="onLoad"/>
    <draw:fill-image draw:name="background" xlink:href="Pictures/10000000000003140000028ABFBB62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draw:frame presentation:style-name="Mpr1" draw:layer="backgroundobjects" svg:width="25.905cm" svg:height="3.175cm" svg:x="1.4cm" svg:y="1.905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13.86cm" svg:x="1.4cm" svg:y="5.7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Guardia</meta:initial-creator>
    <meta:creation-date>2011-03-13T05:17:06</meta:creation-date>
    <meta:editing-duration>PT23H50M59S</meta:editing-duration>
    <meta:editing-cycles>72</meta:editing-cycles>
    <dc:date>2011-07-26T15:17:57</dc:date>
    <dc:creator>Carlos Guardia</dc:creator>
    <meta:generator>OpenOffice.org/3.2$Linux OpenOffice.org_project/320m19$Build-9505</meta:generator>
    <meta:document-statistic meta:object-count="141"/>
  </office:meta>
</office:document-meta>
</file>